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Registry.getUserWithLogin( String login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Registry.getUs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egistry.Us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Registry.remove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egistry.isLoginNameTaken( String log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egistry.addUser( User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